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officeooo:rsid="0041a84b" officeooo:paragraph-rsid="004e7e54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e345b" officeooo:paragraph-rsid="004e345b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Heading_20_1">
      <style:paragraph-properties fo:line-height="150%"/>
      <style:text-properties style:font-name="Liberation Sans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ans" officeooo:paragraph-rsid="004e7e54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Liberation Sans" officeooo:paragraph-rsid="0050b9da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e345b" officeooo:paragraph-rsid="00507519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0b9da" officeooo:paragraph-rsid="0050b9da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0b9da" officeooo:paragraph-rsid="00525851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 style:list-style-name="L2">
      <style:paragraph-properties fo:line-height="150%"/>
      <style:text-properties style:font-name="Liberation Sans" fo:font-size="14pt" fo:font-weight="normal" officeooo:rsid="004e345b" officeooo:paragraph-rsid="004e345b" style:font-size-asian="14pt" style:font-weight-asian="normal" style:font-size-complex="14pt" style:font-weight-complex="normal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e345b" officeooo:paragraph-rsid="00507519" style:font-size-asian="14pt" style:font-weight-asian="normal" style:font-size-complex="14pt" style:font-weight-complex="normal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25851" officeooo:paragraph-rsid="00525851" style:font-size-asian="14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4e7e54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4fd2b7" officeooo:paragraph-rsid="004fd2b7" style:font-name-asian="Liberation Serif" style:font-size-asian="14pt" style:font-weight-asian="bold" style:font-name-complex="Liberation Serif" style:font-size-complex="14pt" style:font-weight-complex="bold"/>
    </style:style>
    <style:style style:name="P1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4fd2b7" officeooo:paragraph-rsid="00507519" style:font-name-asian="Liberation Serif" style:font-size-asian="14pt" style:font-weight-asian="bold" style:font-name-complex="Liberation Serif" style:font-size-complex="14pt" style:font-weight-complex="bold"/>
    </style:style>
    <style:style style:name="P16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07519" officeooo:paragraph-rsid="00507519" style:font-name-asian="Liberation Serif" style:font-size-asian="14pt" style:font-weight-asian="bold" style:font-name-complex="Liberation Serif" style:font-size-complex="14pt" style:font-weight-complex="bold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0b9da" officeooo:paragraph-rsid="0050b9da" style:font-name-asian="Liberation Serif" style:font-size-asian="14pt" style:font-weight-asian="bold" style:font-name-complex="Liberation Serif" style:font-size-complex="14pt" style:font-weight-complex="bold"/>
    </style:style>
    <style:style style:name="P1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0b9da" officeooo:paragraph-rsid="00525851" style:font-name-asian="Liberation Serif" style:font-size-asian="14pt" style:font-weight-asian="bold" style:font-name-complex="Liberation Serif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4ce2e4"/>
    </style:style>
    <style:style style:name="T4" style:family="text">
      <style:text-properties officeooo:rsid="004e345b"/>
    </style:style>
    <style:style style:name="T5" style:family="text">
      <style:text-properties officeooo:rsid="0041a84b"/>
    </style:style>
    <style:style style:name="T6" style:family="text">
      <style:text-properties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7" style:family="text">
      <style:text-properties fo:font-size="14pt" fo:font-weight="bold" officeooo:rsid="00448b24" style:font-name-asian="Liberation Serif" style:font-size-asian="14pt" style:font-weight-asian="bold" style:font-name-complex="Liberation Serif" style:font-size-complex="14pt" style:font-weight-complex="bold"/>
    </style:style>
    <style:style style:name="T8" style:family="text">
      <style:text-properties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9" style:family="text">
      <style:text-properties fo:font-size="14pt" fo:font-weight="normal" officeooo:rsid="004e7e54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fo:font-size="14pt" fo:font-weight="normal" officeooo:rsid="004e345b" style:font-name-asian="Liberation Serif" style:font-size-asian="14pt" style:font-weight-asian="normal" style:font-name-complex="Liberation Serif" style:font-size-complex="14pt" style:font-weight-complex="normal"/>
    </style:style>
    <style:style style:name="T11" style:family="text">
      <style:text-properties fo:font-size="14pt" fo:font-weight="normal" officeooo:rsid="0050b9da" style:font-name-asian="Liberation Serif" style:font-size-asian="14pt" style:font-weight-asian="normal" style:font-name-complex="Liberation Serif" style:font-size-complex="14pt" style:font-weight-complex="normal"/>
    </style:style>
    <style:style style:name="T12" style:family="text">
      <style:text-properties officeooo:rsid="0050b9d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50b9da" style:font-weight-asian="normal" style:font-weight-complex="normal"/>
    </style:style>
    <style:style style:name="T15" style:family="text">
      <style:text-properties fo:font-weight="normal" officeooo:rsid="00525851" style:font-weight-asian="normal" style:font-weight-complex="normal"/>
    </style:style>
    <style:style style:name="T16" style:family="text">
      <style:text-properties officeooo:rsid="00525851"/>
    </style:style>
    <style:style style:name="T17" style:family="text">
      <style:text-properties style:font-name-asian="Liberation Serif" style:font-name-complex="Liberation Serif"/>
    </style:style>
    <style:style style:name="T18" style:family="text">
      <style:text-properties officeooo:rsid="00525851" style:font-name-asian="Liberation Serif" style:font-name-complex="Liberation Serif"/>
    </style:style>
    <style:style style:name="T19" style:family="text">
      <style:text-properties fo:font-weight="bold" style:font-name-asian="Liberation Serif" style:font-weight-asian="bold" style:font-name-complex="Liberation Serif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Objectif</text:span><text:span text:style-name="T7">s</text:span><text:span text:style-name="T8"> : </text:span><text:span text:style-name="T11">Triangles</text:span></text:p>
      <text:list xml:id="list2937436001" text:style-name="L1">
        <text:list-item>
          <text:p text:style-name="P5"><text:span text:style-name="T9">D</text:span><text:span text:style-name="T10">éfinition</text:span><text:span text:style-name="T9">s et </text:span><text:span text:style-name="T10">vocabulaire</text:span></text:p>
        </text:list-item>
        <text:list-item>
          <text:p text:style-name="P6"><text:span text:style-name="T11">Construction à la règle et au compas</text:span></text:p>
        </text:list-item>
      </text:list>
      <text:h text:style-name="P4" text:outline-level="1">Déroulé</text:h>
      <text:list xml:id="list2840827839" text:style-name="L2">
        <text:list-item>
          <text:p text:style-name="P13">Questions flash<text:span text:style-name="T13"> </text:span><text:span text:style-name="T14">(10 min)</text:span></text:p>
          <text:p text:style-name="P8">Proportionnalité</text:p>
          <text:p text:style-name="P14"/>
        </text:list-item>
        <text:list-item>
          <text:p text:style-name="P17">Activité de découverte<text:span text:style-name="T13"> (15 min)</text:span></text:p>
          <text:p text:style-name="P8">Activité 2 p. 229</text:p>
          <text:p text:style-name="P17"/>
        </text:list-item>
        <text:list-item>
          <text:p text:style-name="P15"><text:span text:style-name="T12">Institutionalisation des définitions et du v</text:span>ocabulaire<text:span text:style-name="T13"> </text:span><text:span text:style-name="T14">(20 min)</text:span></text:p>
          <text:p text:style-name="P15"/>
        </text:list-item>
        <text:list-item>
          <text:p text:style-name="P18">Tracer de chaque type de triangle<text:span text:style-name="T13"> </text:span><text:span text:style-name="T15">(10 min)</text:span></text:p>
          <text:p text:style-name="P9">rectangle ; isocèle ; équilatéral ; <text:span text:style-name="T16">quelconque</text:span></text:p>
          <text:p text:style-name="P16"/>
        </text:list-item>
        <text:list-item>
          <text:p text:style-name="P17">Tracer des hauteurs dans un triangle aigu ; obtus<text:span text:style-name="T13"> </text:span><text:span text:style-name="T15">(20 min)</text:span></text:p>
        </text:list-item>
      </text:list>
      <text:p text:style-name="P3"/>
      <text:list xml:id="list225137830342505" text:continue-numbering="true" text:style-name="L2">
        <text:list-item>
          <text:p text:style-name="P15">Exercices<text:span text:style-name="T13"> </text:span><text:span text:style-name="T15">(20 min)</text:span></text:p>
          <text:p text:style-name="P7">ex. 27 p. <text:span text:style-name="T16">236 </text:span>: <text:span text:style-name="T16">reconnaître la nature des triangle grâce au codage</text:span></text:p>
          <text:p text:style-name="P11"><text:span text:style-name="T17">ex. </text:span><text:span text:style-name="T18">34</text:span><text:span text:style-name="T17"> </text:span><text:span text:style-name="T18">à 37 </text:span><text:span text:style-name="T17">p. </text:span><text:span text:style-name="T18">237 </text:span><text:span text:style-name="T17">: <text:s/></text:span><text:span text:style-name="T18">s’entrainer à tracer des triangles</text:span></text:p>
          <text:p text:style-name="P11"><text:span text:style-name="T18"/></text:p>
        </text:list-item>
        <text:list-item>
          <text:p text:style-name="P12"><text:span text:style-name="T19">TaF</text:span><text:span text:style-name="T17"> : Finir les exercices commencés en cours</text:span></text:p>
          <text:p text:style-name="P12"><text:span text:style-name="T17">Vendredi on ira en salle informatique utiliser GeoGebra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date-style style:name="N131">
      <number:month number:calendar="jewish" number:style="long" number:textual="true"/>
      <number:text> </number:text>
      <number:day number:calendar="jewish"/>
    </number:date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29">
      <number:month number:calendar="jewish" number:style="long" number:textual="true"/>
    </number:date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1P0"/>
    </number:currency-style>
    <number:date-style style:name="N11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8P0"/>
    </number:currency-style>
    <number:date-style style:name="N116">
      <number:month number:calendar="jewish" number:style="long" number:textual="true"/>
      <number:text> </number:text>
      <number:year number:calendar="jewish" number:style="long"/>
    </number:date-style>
    <number:date-style style:name="N11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0">
      <number:day number:calendar="jewish"/>
      <number:text> </number:text>
      <number:month number:calendar="jewish" number:style="long" number:textual="true"/>
    </number:date-style>
    <number:number-style style:name="N109P0" style:volatile="true">
      <number:number number:decimal-places="0" number:min-decimal-places="0" number:min-integer-digits="1" number:grouping="true"/>
      <number:text> </number:text>
    </number:number-style>
    <number:number-style style:name="N10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date-style style:name="N10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50b9da"/>
    </style:style>
    <style:style style:name="MT4" style:family="text">
      <style:text-properties officeooo:rsid="004ce2e4"/>
    </style:style>
    <style:style style:name="MT5" style:family="text">
      <style:text-properties officeooo:rsid="004e345b"/>
    </style:style>
    <style:style style:name="MT6" style:family="text">
      <style:text-properties officeooo:rsid="0041a84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4</text:span><text:span text:style-name="MT4"> – </text:span><text:span text:style-name="MT3">Figures usuelles</text:span><text:tab/><text:span text:style-name="MT2">Séance </text:span><text:span text:style-name="MT5">1</text:span><text:span text:style-name="MT6"> - </text:span><text:span text:style-name="MT5">0</text:span><text:span text:style-name="MT3">7</text:span><text:span text:style-name="MT6">/</text:span><text:span text:style-name="MT5">1</text:span><text:span text:style-name="MT3">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1-05T22:51:37.358229375</dc:date>
    <meta:editing-duration>PT9H54M34S</meta:editing-duration>
    <meta:editing-cycles>40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135" meta:character-count="696" meta:non-whitespace-character-count="597"/>
  </office:meta>
</office:document-meta>
</file>